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style:language-asian="fr" style:country-asian="FR"/>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language-asian="fr" style:country-asian="FR"/>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language-asian="fr" style:country-asian="FR"/>
    </style:style>
    <style:style style:name="P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fr" style:country-asian="FR"/>
    </style:style>
    <style:style style:name="P7" style:parent-style-name="Normal" style:list-style-name="LFO1" style:family="paragraph">
      <style:paragraph-properties fo:margin-top="0.0694in" fo:margin-bottom="0.0694in" fo:line-height="100%"/>
    </style:style>
    <style:style style:name="T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9"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 style:parent-style-name="Normal" style:list-style-name="LFO1" style:family="paragraph">
      <style:paragraph-properties fo:margin-top="0.0694in" fo:margin-bottom="0.0694in" fo:line-height="100%"/>
    </style:style>
    <style:style style:name="T1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4"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5" style:parent-style-name="Normal" style:list-style-name="LFO1" style:family="paragraph">
      <style:paragraph-properties fo:margin-top="0.0694in" fo:margin-bottom="0.0694in" fo:line-height="100%"/>
    </style:style>
    <style:style style:name="T1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7"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8"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9" style:parent-style-name="Normal" style:list-style-name="LFO1" style:family="paragraph">
      <style:paragraph-properties fo:margin-top="0.0694in" fo:margin-bottom="0.0694in" fo:line-height="100%"/>
    </style:style>
    <style:style style:name="T2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1"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23" style:parent-style-name="Normal" style:list-style-name="LFO2" style:family="paragraph">
      <style:paragraph-properties fo:margin-top="0.0694in" fo:margin-bottom="0.0694in" fo:line-height="100%"/>
    </style:style>
    <style:style style:name="T2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5"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7" style:parent-style-name="Normal" style:list-style-name="LFO2" style:family="paragraph">
      <style:paragraph-properties fo:margin-top="0.0694in" fo:margin-bottom="0.0694in" fo:line-height="100%"/>
    </style:style>
    <style:style style:name="T2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9"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0" style:parent-style-name="Normal" style:list-style-name="LFO2" style:family="paragraph">
      <style:paragraph-properties fo:margin-top="0.0694in" fo:margin-bottom="0.0694in" fo:line-height="100%"/>
    </style:style>
    <style:style style:name="T3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2"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3"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35" style:parent-style-name="Normal" style:list-style-name="LFO3" style:family="paragraph">
      <style:paragraph-properties fo:margin-top="0.0694in" fo:margin-bottom="0.0694in" fo:line-height="100%"/>
    </style:style>
    <style:style style:name="T3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7"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8" style:parent-style-name="Normal" style:list-style-name="LFO3" style:family="paragraph">
      <style:paragraph-properties fo:margin-top="0.0694in" fo:margin-bottom="0.0694in" fo:line-height="100%"/>
    </style:style>
    <style:style style:name="T3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40"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1"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2"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3"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4" style:parent-style-name="Normal" style:list-style-name="LFO3" style:family="paragraph">
      <style:paragraph-properties fo:margin-top="0.0694in" fo:margin-bottom="0.0694in" fo:line-height="100%"/>
    </style:style>
    <style:style style:name="T4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49" style:parent-style-name="Normal" style:list-style-name="LFO4" style:family="paragraph">
      <style:paragraph-properties fo:margin-top="0.0694in" fo:margin-bottom="0.0694in" fo:line-height="100%"/>
    </style:style>
    <style:style style:name="T5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51"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2" style:parent-style-name="Normal" style:list-style-name="LFO4" style:family="paragraph">
      <style:paragraph-properties fo:margin-top="0.0694in" fo:margin-bottom="0.0694in" fo:line-height="100%"/>
    </style:style>
    <style:style style:name="T5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54" style:parent-style-name="Policepardéfau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5" style:parent-style-name="Normal" style:list-style-name="LFO4" style:family="paragraph">
      <style:paragraph-properties fo:margin-top="0.0694in" fo:margin-bottom="0.0694in" fo:line-height="100%"/>
    </style:style>
    <style:style style:name="T5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office:automatic-styles>
  <office:body>
    <office:text text:use-soft-page-breaks="true">
      <text:h text:style-name="P1" text:outline-level="1">Evaluation of the G3P project against in-situ groundwater observations (2024)</text:h>
      <text:h text:style-name="P2" text:outline-level="2">Introduction</text:h>
      <text:p text:style-name="P3">This evaluation aims to compare, within a given region and period, the time series of GroundWater Storage Anomalies (GWSA) from G3P with the time series of GroundWater Level Anomalies (GWLA) and GroundWater Storage Anomalies (GWSA) from wells.</text:p>
      <text:h text:style-name="P4" text:outline-level="2">Methodology</text:h>
      <text:p text:style-name="P5">Four codes are used in a specific order. At the beginning of each code, a "README" is annotated to describe the steps and indicate the necessary inputs and outputs. Note that the outputs of some codes serve as inputs for others. The Paris Basin is used here as an example:</text:p>
      <text:h text:style-name="P6" text:outline-level="3">1. ParisBasin_GWLA_GWSA.ipynb</text:h>
      <text:list text:style-name="LFO1" text:continue-numbering="true">
        <text:list-item>
          <text:p text:style-name="P7"><text:span text:style-name="T8">Purpose:</text:span><text:span text:style-name="T9"><text:s/>Generate GWLA and/or GWSA time series (if specific yield values are available) from<text:s/></text:span><text:span text:style-name="T10">groundwater</text:span><text:span text:style-name="T11"><text:s/>depth data.</text:span></text:p>
        </text:list-item>
        <text:list-item>
          <text:p text:style-name="P12"><text:span text:style-name="T13">Method:</text:span><text:span text:style-name="T14"><text:s/>A grid-based method is used to reduce the overrepresentation of well clusters and visualize variations at a local scale. Linear interpolation is applied to fill some gaps in the time series.</text:span></text:p>
        </text:list-item>
        <text:list-item>
          <text:p text:style-name="P15"><text:span text:style-name="T16">Inputs :</text:span><text:span text:style-name="T17"><text:s/>ParisBasin_GWL.xlsx ; w</text:span><text:span text:style-name="T18">ells_Sy.xlsx</text:span></text:p>
        </text:list-item>
        <text:list-item>
          <text:p text:style-name="P19"><text:span text:style-name="T20">Outputs:</text:span><text:span text:style-name="T21"><text:s/>ParisBasin_GWLA_GWSA.xlsx</text:span></text:p>
        </text:list-item>
      </text:list>
      <text:h text:style-name="P22" text:outline-level="3">2. ParisBasin_G3P_GWSA.ipynb</text:h>
      <text:list text:style-name="LFO2" text:continue-numbering="true">
        <text:list-item>
          <text:p text:style-name="P23"><text:span text:style-name="T24">Purpose:</text:span><text:span text:style-name="T25"><text:s/>Extract GWSA time series from G3P (netCDF files) and the geometry of the studied region (shapefile).<text:s/></text:span><text:span text:style-name="T26">The latest version of G3P, v1.12, is used.</text:span></text:p>
        </text:list-item>
        <text:list-item>
          <text:p text:style-name="P27"><text:span text:style-name="T28">Inputs:</text:span><text:span text:style-name="T29"><text:s/>.nc annual datasets from G3P ; Grids_G3P.shp (.shp of the aquifer) <text:s/></text:span></text:p>
        </text:list-item>
        <text:list-item>
          <text:p text:style-name="P30"><text:span text:style-name="T31">Outputs:</text:span><text:span text:style-name="T32"><text:s/></text:span><text:span text:style-name="T33">v1.12_GWSA.xlsx</text:span></text:p>
        </text:list-item>
      </text:list>
      <text:h text:style-name="P34" text:outline-level="3">3. ParisBasin_validation.ipynb</text:h>
      <text:list text:style-name="LFO3" text:continue-numbering="true">
        <text:list-item>
          <text:p text:style-name="P35"><text:span text:style-name="T36">Purpose:</text:span><text:span text:style-name="T37"><text:s/>Compare the GWSA time series from G3P with in-situ GWLA and GWSA time series. Note that for the comparison with in-situ GWLA, the data are normalized. Pearson correlation coefficient (pattern) and Mann-Kendall analysis (long-term trend) are used.</text:span></text:p>
        </text:list-item>
        <text:list-item>
          <text:p text:style-name="P38"><text:span text:style-name="T39">Inputs:</text:span><text:span text:style-name="T40"><text:s/></text:span><text:span text:style-name="T41">ParisBasin_GWLA_GWSA.xlsx</text:span><text:span text:style-name="T42"><text:s/>;<text:s/></text:span><text:span text:style-name="T43">v1.12_GWSA.xlsx</text:span></text:p>
        </text:list-item>
        <text:list-item>
          <text:p text:style-name="P44"><text:span text:style-name="T45">Outputs:</text:span><text:span text:style-name="T46"><text:s/></text:span><text:span text:style-name="T47">none</text:span></text:p>
        </text:list-item>
      </text:list>
      <text:h text:style-name="P48" text:outline-level="3">4. (OPTIONAL) ParisBasin_correlation_map.ipynb</text:h>
      <text:list text:style-name="LFO4" text:continue-numbering="true">
        <text:list-item>
          <text:p text:style-name="P49"><text:span text:style-name="T50">Purpose:</text:span><text:span text:style-name="T51"><text:s/>Compare GWSA time series from G3P with in-situ GWLA at the cell scale to observe the spatial variability of correlations.</text:span></text:p>
        </text:list-item>
        <text:list-item>
          <text:p text:style-name="P52"><text:span text:style-name="T53">Inputs:</text:span><text:span text:style-name="T54"><text:s/>ParisBasin_GWLA_GWSA.xlsx ; v1.12_GWSA.xlsx</text:span></text:p>
        </text:list-item>
        <text:list-item>
          <text:p text:style-name="P55"><text:span text:style-name="T56">Outputs:</text:span><text:span text:style-name="T57"><text:s/>n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rlière Sacha</meta:initial-creator>
    <dc:creator>Morlière Sacha</dc:creator>
    <meta:creation-date>2024-06-25T12:44:00Z</meta:creation-date>
    <dc:date>2024-06-25T13:46:00Z</dc:date>
    <meta:template xlink:href="Normal.dotm" xlink:type="simple"/>
    <meta:editing-cycles>1</meta:editing-cycles>
    <meta:editing-duration>PT3720S</meta:editing-duration>
    <meta:document-statistic meta:page-count="1" meta:paragraph-count="3" meta:word-count="296" meta:character-count="1924" meta:row-count="13" meta:non-whitespace-character-count="1631"/>
  </office:meta>
</office:document-meta>
</file>